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number-columns-repeated="3"/>
          <table:table-cell office:value-type="string" calcext:value-type="string">
            <text:p>Cook</text:p>
          </table:table-cell>
          <table:table-cell table:formula="of:=[.J29]-[.K29]" office:value-type="float" office:value="800" calcext:value-type="float">
            <text:p>800</text:p>
          </table:table-cell>
          <table:table-cell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table:number-columns-repeated="6"/>
          <table:table-cell table:formula="of:=[.P3]-[.G3]" office:value-type="float" office:value="-39200" calcext:value-type="float">
            <text:p>-392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D26:.F26])" office:value-type="float" office:value="1115.54112554113" calcext:value-type="float">
            <text:p>1115.541125541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510.54112554113" calcext:value-type="float">
            <text:p>1510.5411255411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26:.F26])" office:value-type="float" office:value="1510.54112554113" calcext:value-type="float">
            <text:p>1510.541125541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Gevor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D26];[.F26])" office:value-type="float" office:value="1562.69423558897" calcext:value-type="float">
            <text:p>1562.694235589</text:p>
          </table:table-cell>
          <table:table-cell office:value-type="string" calcext:value-type="string">
            <text:p>Ani G</text:p>
          </table:table-cell>
          <table:table-cell table:number-columns-repeated="2" table:style-name="ce21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1" office:value-type="float" office:value="361.904761904762" calcext:value-type="float">
            <text:p>361.9047619048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0" office:value-type="float" office:value="390" calcext:value-type="float">
            <text:p>390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Tina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Meruj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 table:formula="of:=SUM([.H4:.H28])" office:value-type="float" office:value="39978.2683982684" calcext:value-type="float">
            <text:p>39978.2683982684</text:p>
          </table:table-cell>
          <table:table-cell table:style-name="ce29" office:value-type="float" office:value="900" calcext:value-type="float">
            <text:p>900</text:p>
          </table:table-cell>
          <table:table-cell table:style-name="ce15" table:formula="of:=SUM([.J4:.J28])" office:value-type="float" office:value="72600" calcext:value-type="float">
            <text:p>72600</text:p>
          </table:table-cell>
          <table:table-cell table:style-name="ce15" table:formula="of:=SUM([.K2];[.K23];[.K24];[.K25];[.K26];[.K27])" office:value-type="float" office:value="71800" calcext:value-type="float">
            <text:p>718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 style:data-style-name="N2" text:time-value="10:32:10.1273399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0-07T10:59:40.268669254</dc:date>
    <meta:editing-duration>P10DT4H24M59S</meta:editing-duration>
    <meta:editing-cycles>3174</meta:editing-cycles>
    <meta:generator>LibreOffice/4.2.8.2$Linux_X86_64 LibreOffice_project/420m0$Build-2</meta:generator>
    <meta:document-statistic meta:table-count="19" meta:cell-count="8617" meta:object-count="0"/>
  </office:meta>
</office:document-meta>
</file>